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6db3" officeooo:paragraph-rsid="001f6d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computes the area of a triangle</text:p>
      <text:p text:style-name="P1">def triangle_area(base, height): <text:s text:c="4"/># header - ends in colon</text:p>
      <text:p text:style-name="P1"><text:s text:c="4"/>area = (1.0 / 2) * base * height <text:s text:c="2"/># body - all of body is indented</text:p>
      <text:p text:style-name="P1"><text:s text:c="4"/>return area <text:s text:c="21"/># body - return outputs value</text:p>
      <text:p text:style-name="P1"/>
      <text:p text:style-name="P1">a1 = triangle_area(3, 8)</text:p>
      <text:p text:style-name="P1">print "Area of a triangle with base of 3 and height of 8"</text:p>
      <text:p text:style-name="P1">print a1 </text:p>
      <text:p text:style-name="P1">print "\nArea of a triangle with base of 14 and height of 2"</text:p>
      <text:p text:style-name="P1">a2 = triangle_area(14, 2)</text:p>
      <text:p text:style-name="P1">print a2</text:p>
      <text:p text:style-name="P1"/>
      <text:p text:style-name="P1"># converts fahrenheit to celsius</text:p>
      <text:p text:style-name="P1">def fahrenheit2celsius(fahrenheit):</text:p>
      <text:p text:style-name="P1"><text:s text:c="4"/>celsius = (5.0 / 9) * (fahrenheit - 32)</text:p>
      <text:p text:style-name="P1"><text:s text:c="4"/>return celsius</text:p>
      <text:p text:style-name="P1"/>
      <text:p text:style-name="P1"># test!!!</text:p>
      <text:p text:style-name="P1">c1 = fahrenheit2celsius(32)</text:p>
      <text:p text:style-name="P1">c2 = fahrenheit2celsius(212)</text:p>
      <text:p text:style-name="P1">print "\nfahrenheit2celsius(32),fahrenheit2celsius(212)"</text:p>
      <text:p text:style-name="P1">print c1, c2</text:p>
      <text:p text:style-name="P1"/>
      <text:p text:style-name="P1"># converts fahrenheit to kelvin</text:p>
      <text:p text:style-name="P1">def fahrenheit2kelvin(fahrenheit):</text:p>
      <text:p text:style-name="P1"><text:s text:c="4"/>celsius = fahrenheit2celsius(fahrenheit)</text:p>
      <text:p text:style-name="P1"><text:s text:c="4"/>kelvin = celsius + 273.15</text:p>
      <text:p text:style-name="P1"><text:s text:c="4"/>return kelvin</text:p>
      <text:p text:style-name="P1"/>
      <text:p text:style-name="P1"># test!!!</text:p>
      <text:p text:style-name="P1">k1 = fahrenheit2kelvin(32)</text:p>
      <text:p text:style-name="P1">k2 = fahrenheit2kelvin(212)</text:p>
      <text:p text:style-name="P1">print "\nfahrenheit2kelvin(32), fahrenheit2kelvin(212)"</text:p>
      <text:p text:style-name="P1">print k1, k2</text:p>
      <text:p text:style-name="P1"/>
      <text:p text:style-name="P1"># prints hello, world!</text:p>
      <text:p text:style-name="P1">def hello():</text:p>
      <text:p text:style-name="P1"><text:s text:c="4"/>print "Hello, world!"</text:p>
      <text:p text:style-name="P1"/>
      <text:p text:style-name="P1"># test!!!</text:p>
      <text:p text:style-name="P1">hello() <text:s text:c="5"/># call to hello prints "Hello, world!"</text:p>
      <text:p text:style-name="P1">h = hello() <text:s/># call to hello prints "Hello, world!" a second time</text:p>
      <text:p text:style-name="P1">print h <text:s text:c="5"/># prints None since there was no return val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9:10:17.127956218</meta:creation-date>
    <dc:date>2016-11-22T19:11:59.875145887</dc:date>
    <meta:editing-duration>PT1M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6" meta:word-count="184" meta:character-count="1200" meta:non-whitespace-character-count="981"/>
  </office:meta>
</office:document-meta>
</file>